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2.00pt" fo:font-weight="bold" fo:font-family="'Liberation Serif'" style:font-family-asian="'Liberation Serif'" style:font-family-complex="'Liberation Serif'"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5.00pt" fo:font-weight="bold" fo:font-family="'Liberation Serif'" style:font-family-asian="'Liberation Serif'" style:font-family-complex="'Liberation Serif'"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bold" fo:font-family="'Liberation Serif'" style:font-family-asian="'Liberation Serif'" style:font-family-complex="'Liberation Serif'"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bold"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bold" fo:font-family="'Liberation Serif'" style:font-family-asian="'Liberation Serif'" style:font-family-complex="'Liberation Serif'" fo:background-color="transparent" style:use-window-font-color="true"/>
    </style:style>
    <style:style style:name="T10" style:family="text">
      <style:text-properties fo:font-size="12.00pt" fo:font-weight="normal" fo:font-family="'Liberation Serif'" style:font-family-asian="'Liberation Serif'" style:font-family-complex="'Liberation Serif'"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bold" fo:font-family="'Liberation Serif'" style:font-family-asian="'Liberation Serif'" style:font-family-complex="'Liberation Serif'"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bold" fo:font-family="'Liberation Serif'" style:font-family-asian="'Liberation Serif'" style:font-family-complex="'Liberation Serif'" fo:background-color="transparent" style:use-window-font-color="true"/>
    </style:style>
    <style:style style:name="T16" style:family="text">
      <style:text-properties fo:font-size="12.00pt" fo:font-weight="normal" fo:font-family="'Liberation Serif'" style:font-family-asian="'Liberation Serif'" style:font-family-complex="'Liberation Serif'"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5.00pt" fo:font-weight="bold" fo:font-family="'Liberation Serif'" style:font-family-asian="'Liberation Serif'" style:font-family-complex="'Liberation Serif'"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21" style:family="text">
      <style:text-properties fo:font-size="12.00pt" fo:font-weight="normal" fo:font-family="'Liberation Serif'" style:font-family-asian="'Liberation Serif'" style:font-family-complex="'Liberation Serif'"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Liberation Serif'" style:font-family-asian="'Liberation Serif'" style:font-family-complex="'Liberation Serif'" fo:background-color="transparent" style:use-window-font-color="true"/>
    </style:style>
    <style:style style:name="T24"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25" style:family="text">
      <style:text-properties fo:font-size="12.00pt" fo:font-weight="normal" fo:font-family="'Liberation Serif'" style:font-family-asian="'Liberation Serif'" style:font-family-complex="'Liberation Serif'"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5.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Liberation Serif'" style:font-family-asian="'Liberation Serif'" style:font-family-complex="'Liberation Serif'" fo:background-color="transparent" style:use-window-font-color="true"/>
    </style:style>
    <style:style style:name="T30"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31" style:family="text">
      <style:text-properties fo:font-size="12.00pt" fo:font-weight="normal" fo:font-family="'Liberation Serif'" style:font-family-asian="'Liberation Serif'" style:font-family-complex="'Liberation Serif'"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Liberation Serif'" style:font-family-asian="'Liberation Serif'" style:font-family-complex="'Liberation Serif'" fo:background-color="transparent" style:use-window-font-color="true"/>
    </style:style>
    <style:style style:name="T34"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35" style:family="text">
      <style:text-properties fo:font-size="12.00pt" fo:font-weight="normal" fo:font-family="'Liberation Serif'" style:font-family-asian="'Liberation Serif'" style:font-family-complex="'Liberation Serif'"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Liberation Serif'" style:font-family-asian="'Liberation Serif'" style:font-family-complex="'Liberation Serif'" fo:background-color="transparent" style:use-window-font-color="true"/>
    </style:style>
    <style:style style:name="T38"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39" style:family="text">
      <style:text-properties fo:font-size="12.00pt" fo:font-weight="normal" fo:font-family="'Liberation Serif'" style:font-family-asian="'Liberation Serif'" style:font-family-complex="'Liberation Serif'"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42" style:family="text">
      <style:text-properties fo:font-size="12.00pt" fo:font-weight="normal" fo:font-family="'Liberation Serif'" style:font-family-asian="'Liberation Serif'" style:font-family-complex="'Liberation Serif'"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2.00pt" fo:font-weight="normal" fo:font-family="'Liberation Serif'" style:font-family-asian="'Liberation Serif'" style:font-family-complex="'Liberation Serif'" fo:background-color="transparent" style:use-window-font-color="true"/>
    </style:style>
    <style:style style:name="T45"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46" style:family="text">
      <style:text-properties fo:font-size="12.00pt" fo:font-weight="normal" fo:font-family="'Liberation Serif'" style:font-family-asian="'Liberation Serif'" style:font-family-complex="'Liberation Serif'"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5.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5.00pt" fo:font-weight="bold" fo:font-family="'Liberation Serif'" style:font-family-asian="'Liberation Serif'" style:font-family-complex="'Liberation Serif'"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2.00pt" fo:font-weight="bold" fo:font-family="'Liberation Serif'" style:font-family-asian="'Liberation Serif'" style:font-family-complex="'Liberation Serif'"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fo:font-style="italic"/>
    </style:style>
    <style:style style:name="T55" style:family="text">
      <style:text-properties fo:font-size="12.00pt" fo:font-weight="bold" fo:font-family="'Liberation Serif'" style:font-family-asian="'Liberation Serif'" style:font-family-complex="'Liberation Serif'" fo:background-color="transparent" style:use-window-font-color="true"/>
    </style:style>
    <style:style style:name="T56" style:family="text">
      <style:text-properties fo:font-size="12.00pt" fo:font-weight="normal" fo:font-family="'Liberation Serif'" style:font-family-asian="'Liberation Serif'" style:font-family-complex="'Liberation Serif'" fo:background-color="transparent" style:use-window-font-color="true"/>
    </style:style>
    <style:style style:name="T57" style:family="text">
      <style:text-properties fo:font-size="12.00pt" fo:font-weight="normal" fo:font-family="'Liberation Serif'" style:font-family-asian="'Liberation Serif'" style:font-family-complex="'Liberation Serif'" fo:background-color="transparent" style:use-window-font-color="true"/>
    </style:style>
    <style:style style:name="T58" style:family="text">
      <style:text-properties fo:font-size="12.00pt" fo:font-weight="normal" fo:font-family="'Liberation Serif'" style:font-family-asian="'Liberation Serif'" style:font-family-complex="'Liberation Serif'"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2.00pt" fo:font-weight="bold" fo:font-family="'Liberation Serif'" style:font-family-asian="'Liberation Serif'" style:font-family-complex="'Liberation Serif'" fo:background-color="transparent" style:use-window-font-color="true"/>
    </style:style>
    <style:style style:name="T61" style:family="text">
      <style:text-properties fo:font-size="12.00pt" fo:font-weight="normal" fo:font-family="'Liberation Serif'" style:font-family-asian="'Liberation Serif'" style:font-family-complex="'Liberation Serif'"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2.00pt" fo:font-weight="bold" fo:font-family="'Liberation Serif'" style:font-family-asian="'Liberation Serif'" style:font-family-complex="'Liberation Serif'" fo:background-color="transparent" style:use-window-font-color="true"/>
    </style:style>
    <style:style style:name="T64" style:family="text">
      <style:text-properties fo:font-size="12.00pt" fo:font-weight="normal" fo:font-family="'Liberation Serif'" style:font-family-asian="'Liberation Serif'" style:font-family-complex="'Liberation Serif'"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2.00pt" fo:font-weight="bold" fo:font-family="'Liberation Serif'" style:font-family-asian="'Liberation Serif'" style:font-family-complex="'Liberation Serif'" fo:background-color="transparent" style:use-window-font-color="true"/>
    </style:style>
    <style:style style:name="T67" style:family="text">
      <style:text-properties fo:font-size="12.00pt" fo:font-weight="normal" fo:font-family="'Liberation Serif'" style:font-family-asian="'Liberation Serif'" style:font-family-complex="'Liberation Serif'" fo:background-color="transparent" style:use-window-font-color="true"/>
    </style:style>
    <style:style style:name="T68" style:family="text">
      <style:text-properties fo:font-size="12.00pt" fo:font-weight="bold" fo:font-family="'Liberation Serif'" style:font-family-asian="'Liberation Serif'" style:font-family-complex="'Liberation Serif'" fo:background-color="transparent" style:use-window-font-color="true"/>
    </style:style>
    <style:style style:name="T69" style:family="text">
      <style:text-properties fo:font-size="12.00pt" fo:font-weight="normal" fo:font-family="'Liberation Serif'" style:font-family-asian="'Liberation Serif'" style:font-family-complex="'Liberation Serif'"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2.00pt" fo:font-weight="bold" fo:font-family="'Liberation Serif'" style:font-family-asian="'Liberation Serif'" style:font-family-complex="'Liberation Serif'" fo:background-color="transparent" style:use-window-font-color="true"/>
    </style:style>
    <style:style style:name="T72" style:family="text">
      <style:text-properties fo:font-size="12.00pt" fo:font-weight="normal" fo:font-family="'Liberation Serif'" style:font-family-asian="'Liberation Serif'" style:font-family-complex="'Liberation Serif'"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2.00pt" fo:font-weight="normal" fo:font-family="'Liberation Serif'" style:font-family-asian="'Liberation Serif'" style:font-family-complex="'Liberation Serif'"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2.00pt" fo:font-weight="normal" fo:font-family="'Liberation Serif'" style:font-family-asian="'Liberation Serif'" style:font-family-complex="'Liberation Serif'"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2.00pt" fo:font-weight="normal" fo:font-family="'Liberation Serif'" style:font-family-asian="'Liberation Serif'" style:font-family-complex="'Liberation Serif'"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2.00pt" fo:font-weight="normal" fo:font-family="'Liberation Serif'" style:font-family-asian="'Liberation Serif'" style:font-family-complex="'Liberation Serif'"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2.00pt" fo:font-weight="normal" fo:font-family="'Liberation Serif'" style:font-family-asian="'Liberation Serif'" style:font-family-complex="'Liberation Serif'"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2.00pt" fo:font-weight="normal" fo:font-family="'Liberation Serif'" style:font-family-asian="'Liberation Serif'" style:font-family-complex="'Liberation Serif'"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2.00pt" fo:font-weight="normal" fo:font-family="'Liberation Serif'" style:font-family-asian="'Liberation Serif'" style:font-family-complex="'Liberation Serif'"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2.00pt" fo:font-weight="normal" fo:font-family="'Liberation Serif'" style:font-family-asian="'Liberation Serif'" style:font-family-complex="'Liberation Serif'"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2.00pt" fo:font-weight="normal" fo:font-family="'Liberation Serif'" style:font-family-asian="'Liberation Serif'" style:font-family-complex="'Liberation Serif'"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2.00pt" fo:font-weight="normal" fo:font-family="'Liberation Serif'" style:font-family-asian="'Liberation Serif'" style:font-family-complex="'Liberation Serif'"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2.00pt" fo:font-weight="normal" fo:font-family="'Liberation Serif'" style:font-family-asian="'Liberation Serif'" style:font-family-complex="'Liberation Serif'"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2.00pt" fo:font-weight="normal" fo:font-family="'Liberation Serif'" style:font-family-asian="'Liberation Serif'" style:font-family-complex="'Liberation Serif'"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2.00pt" fo:font-weight="normal" fo:font-family="'Liberation Serif'" style:font-family-asian="'Liberation Serif'" style:font-family-complex="'Liberation Serif'"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2.00pt" fo:font-weight="bold" fo:font-family="'Liberation Serif'" style:font-family-asian="'Liberation Serif'" style:font-family-complex="'Liberation Serif'" fo:background-color="transparent" style:use-window-font-color="true"/>
    </style:style>
    <style:style style:name="T101" style:family="text">
      <style:text-properties fo:font-size="12.00pt" fo:font-weight="normal" fo:font-family="'Liberation Serif'" style:font-family-asian="'Liberation Serif'" style:font-family-complex="'Liberation Serif'"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2.00pt" fo:font-weight="bold" fo:font-family="'Liberation Serif'" style:font-family-asian="'Liberation Serif'" style:font-family-complex="'Liberation Serif'" fo:background-color="transparent" style:use-window-font-color="true"/>
    </style:style>
    <style:style style:name="T104" style:family="text">
      <style:text-properties fo:font-size="12.00pt" fo:font-weight="normal" fo:font-family="'Liberation Serif'" style:font-family-asian="'Liberation Serif'" style:font-family-complex="'Liberation Serif'"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5.00pt" fo:font-weight="bold" fo:font-family="'Liberation Serif'" style:font-family-asian="'Liberation Serif'" style:font-family-complex="'Liberation Serif'"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2.00pt" fo:font-weight="bold" fo:font-family="'Liberation Serif'" style:font-family-asian="'Liberation Serif'" style:font-family-complex="'Liberation Serif'" fo:background-color="transparent" style:use-window-font-color="true"/>
    </style:style>
    <style:style style:name="T109" style:family="text">
      <style:text-properties fo:font-size="12.00pt" fo:font-weight="bold" fo:font-family="'Liberation Serif'" style:font-family-asian="'Liberation Serif'" style:font-family-complex="'Liberation Serif'" fo:background-color="transparent" style:use-window-font-color="true"/>
    </style:style>
    <style:style style:name="T110" style:family="text">
      <style:text-properties fo:font-size="12.00pt" fo:font-weight="bold" fo:font-family="'Liberation Serif'" style:font-family-asian="'Liberation Serif'" style:font-family-complex="'Liberation Serif'" fo:background-color="transparent" style:use-window-font-color="true"/>
    </style:style>
    <style:style style:name="T111" style:family="text">
      <style:text-properties fo:font-size="12.00pt" fo:font-weight="normal" fo:font-family="'Liberation Serif'" style:font-family-asian="'Liberation Serif'" style:font-family-complex="'Liberation Serif'" fo:background-color="transparent" style:use-window-font-color="true"/>
    </style:style>
    <style:style style:name="T112" style:family="text">
      <style:text-properties fo:font-size="12.00pt" fo:font-weight="normal" fo:font-family="'Liberation Serif'" style:font-family-asian="'Liberation Serif'" style:font-family-complex="'Liberation Serif'" fo:background-color="transparent" style:use-window-font-color="true"/>
    </style:style>
    <style:style style:name="T113" style:family="text">
      <style:text-properties fo:font-size="12.00pt" fo:font-weight="normal" fo:font-family="'Liberation Serif'" style:font-family-asian="'Liberation Serif'" style:font-family-complex="'Liberation Serif'" fo:background-color="transparent" style:use-window-font-color="true"/>
    </style:style>
    <style:style style:name="T114" style:family="text">
      <style:text-properties fo:font-size="12.00pt" fo:font-weight="normal" fo:font-family="'Liberation Serif'" style:font-family-asian="'Liberation Serif'" style:font-family-complex="'Liberation Serif'" fo:background-color="transparent" style:use-window-font-color="tru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2.00pt" fo:font-weight="bold" fo:font-family="'Liberation Serif'" style:font-family-asian="'Liberation Serif'" style:font-family-complex="'Liberation Serif'" fo:background-color="transparent" style:use-window-font-color="true"/>
    </style:style>
    <style:style style:name="T117" style:family="text">
      <style:text-properties fo:font-size="12.00pt" fo:font-weight="normal" fo:font-family="'Liberation Serif'" style:font-family-asian="'Liberation Serif'" style:font-family-complex="'Liberation Serif'" fo:background-color="transparent" style:use-window-font-color="true"/>
    </style:style>
    <style:style style:name="T118" style:family="text">
      <style:text-properties fo:font-size="12.00pt" fo:font-weight="bold" fo:font-family="'Liberation Serif'" style:font-family-asian="'Liberation Serif'" style:font-family-complex="'Liberation Serif'" fo:background-color="transparent" style:use-window-font-color="true"/>
    </style:style>
    <style:style style:name="T119" style:family="text">
      <style:text-properties fo:font-size="12.00pt" fo:font-weight="normal" fo:font-family="'Liberation Serif'" style:font-family-asian="'Liberation Serif'" style:font-family-complex="'Liberation Serif'"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2.00pt" fo:font-weight="bold" fo:font-family="'Liberation Serif'" style:font-family-asian="'Liberation Serif'" style:font-family-complex="'Liberation Serif'"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2.00pt" fo:font-weight="normal" fo:font-family="'Liberation Serif'" style:font-family-asian="'Liberation Serif'" style:font-family-complex="'Liberation Serif'"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2.00pt" fo:font-weight="normal" fo:font-family="'Liberation Serif'" style:font-family-asian="'Liberation Serif'" style:font-family-complex="'Liberation Serif'"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2.00pt" fo:font-weight="normal" fo:font-family="'Liberation Serif'" style:font-family-asian="'Liberation Serif'" style:font-family-complex="'Liberation Serif'"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2.00pt" fo:font-weight="normal" fo:font-family="'Liberation Serif'" style:font-family-asian="'Liberation Serif'" style:font-family-complex="'Liberation Serif'"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2.00pt" fo:font-weight="bold" fo:font-family="'Liberation Serif'" style:font-family-asian="'Liberation Serif'" style:font-family-complex="'Liberation Serif'" fo:background-color="transparent" style:use-window-font-color="true"/>
    </style:style>
    <style:style style:name="T132" style:family="text">
      <style:text-properties fo:font-size="12.00pt" fo:font-weight="normal" fo:font-family="'Liberation Serif'" style:font-family-asian="'Liberation Serif'" style:font-family-complex="'Liberation Serif'"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2.00pt" fo:font-weight="bold" fo:font-family="'Liberation Serif'" style:font-family-asian="'Liberation Serif'" style:font-family-complex="'Liberation Serif'" fo:background-color="transparent" style:use-window-font-color="true"/>
    </style:style>
    <style:style style:name="T135" style:family="text">
      <style:text-properties fo:font-size="12.00pt" fo:font-weight="normal" fo:font-family="'Liberation Serif'" style:font-family-asian="'Liberation Serif'" style:font-family-complex="'Liberation Serif'"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5.00pt" fo:font-weight="bold" fo:font-family="'Liberation Serif'" style:font-family-asian="'Liberation Serif'" style:font-family-complex="'Liberation Serif'" fo:background-color="transparent" style:use-window-font-color="true"/>
    </style:style>
    <style:style style:name="T138" style:family="text">
      <style:text-properties fo:font-size="11.00pt" fo:font-weight="normal" fo:font-family="Calibri" style:font-family-asian="Calibri" style:font-family-complex="Calibri" fo:background-color="transparent" style:use-window-font-color="true"/>
    </style:style>
    <style:style style:name="T139" style:family="text">
      <style:text-properties fo:font-size="12.00pt" fo:font-weight="bold" fo:font-family="'Liberation Serif'" style:font-family-asian="'Liberation Serif'" style:font-family-complex="'Liberation Serif'" fo:background-color="transparent" style:use-window-font-color="true"/>
    </style:style>
    <style:style style:name="T140" style:family="text">
      <style:text-properties fo:font-size="12.00pt" fo:font-weight="bold" fo:font-family="'Liberation Serif'" style:font-family-asian="'Liberation Serif'" style:font-family-complex="'Liberation Serif'" fo:background-color="transparent" style:use-window-font-color="true"/>
    </style:style>
    <style:style style:name="T141" style:family="text">
      <style:text-properties fo:font-size="12.00pt" fo:font-weight="bold" fo:font-family="'Liberation Serif'" style:font-family-asian="'Liberation Serif'" style:font-family-complex="'Liberation Serif'" fo:background-color="transparent" style:use-window-font-color="true"/>
    </style:style>
    <style:style style:name="T142" style:family="text">
      <style:text-properties fo:font-size="12.00pt" fo:font-weight="normal" fo:font-family="'Liberation Serif'" style:font-family-asian="'Liberation Serif'" style:font-family-complex="'Liberation Serif'" fo:background-color="transparent" style:use-window-font-color="true"/>
    </style:style>
    <style:style style:name="T143" style:family="text">
      <style:text-properties fo:font-size="12.00pt" fo:font-weight="bold" fo:font-family="'Liberation Serif'" style:font-family-asian="'Liberation Serif'" style:font-family-complex="'Liberation Serif'" fo:background-color="transparent" style:use-window-font-color="true"/>
    </style:style>
    <style:style style:name="T144" style:family="text">
      <style:text-properties fo:font-size="12.00pt" fo:font-weight="normal" fo:font-family="'Liberation Serif'" style:font-family-asian="'Liberation Serif'" style:font-family-complex="'Liberation Serif'" fo:background-color="transparent" style:use-window-font-color="true"/>
    </style:style>
    <style:style style:name="T145" style:family="text">
      <style:text-properties fo:font-size="12.00pt" fo:font-weight="normal" fo:font-family="'Liberation Serif'" style:font-family-asian="'Liberation Serif'" style:font-family-complex="'Liberation Serif'" fo:background-color="transparent" style:use-window-font-color="true"/>
    </style:style>
    <style:style style:name="T146" style:family="text">
      <style:text-properties fo:font-size="12.00pt" fo:font-weight="normal" fo:font-family="'Liberation Serif'" style:font-family-asian="'Liberation Serif'" style:font-family-complex="'Liberation Serif'" fo:background-color="transparent" style:use-window-font-color="true"/>
    </style:style>
    <style:style style:name="T147" style:family="text">
      <style:text-properties fo:font-size="12.00pt" fo:font-weight="bold" fo:font-family="'Liberation Serif'" style:font-family-asian="'Liberation Serif'" style:font-family-complex="'Liberation Serif'" fo:background-color="transparent" style:use-window-font-color="true"/>
    </style:style>
    <style:style style:name="T148" style:family="text">
      <style:text-properties fo:font-size="12.00pt" fo:font-weight="normal" fo:font-family="'Liberation Serif'" style:font-family-asian="'Liberation Serif'" style:font-family-complex="'Liberation Serif'" fo:background-color="transparent" style:use-window-font-color="true"/>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2.00pt" fo:font-weight="bold" fo:font-family="'Liberation Serif'" style:font-family-asian="'Liberation Serif'" style:font-family-complex="'Liberation Serif'" fo:background-color="transparent" style:use-window-font-color="true"/>
    </style:style>
    <style:style style:name="T151" style:family="text">
      <style:text-properties fo:font-size="12.00pt" fo:font-weight="normal" fo:font-family="'Liberation Serif'" style:font-family-asian="'Liberation Serif'" style:font-family-complex="'Liberation Serif'" fo:background-color="transparent" style:use-window-font-color="true"/>
    </style:style>
    <style:style style:name="T152" style:family="text">
      <style:text-properties fo:font-size="12.00pt" fo:font-weight="bold" fo:font-family="'Liberation Serif'" style:font-family-asian="'Liberation Serif'" style:font-family-complex="'Liberation Serif'" fo:background-color="transparent" style:use-window-font-color="true"/>
    </style:style>
    <style:style style:name="T153" style:family="text">
      <style:text-properties fo:font-size="12.00pt" fo:font-weight="normal" fo:font-family="'Liberation Serif'" style:font-family-asian="'Liberation Serif'" style:font-family-complex="'Liberation Serif'" fo:background-color="transparent" style:use-window-font-color="true"/>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2.00pt" fo:font-weight="bold" fo:font-family="'Liberation Serif'" style:font-family-asian="'Liberation Serif'" style:font-family-complex="'Liberation Serif'" fo:background-color="transparent" style:use-window-font-color="true"/>
    </style:style>
    <style:style style:name="T156" style:family="text">
      <style:text-properties fo:font-size="11.00pt" fo:font-weight="normal" fo:font-family="Calibri" style:font-family-asian="Calibri" style:font-family-complex="Calibri" fo:background-color="transparent" style:use-window-font-color="true"/>
    </style:style>
    <style:style style:name="T157" style:family="text">
      <style:text-properties fo:font-size="12.00pt" fo:font-weight="normal" fo:font-family="'Liberation Serif'" style:font-family-asian="'Liberation Serif'" style:font-family-complex="'Liberation Serif'" fo:background-color="transparent" style:use-window-font-color="true"/>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2.00pt" fo:font-weight="normal" fo:font-family="'Liberation Serif'" style:font-family-asian="'Liberation Serif'" style:font-family-complex="'Liberation Serif'" fo:background-color="transparent" style:use-window-font-color="true"/>
    </style:style>
    <style:style style:name="T160" style:family="text">
      <style:text-properties fo:font-size="11.00pt" fo:font-weight="normal" fo:font-family="Calibri" style:font-family-asian="Calibri" style:font-family-complex="Calibri" fo:background-color="transparent" style:use-window-font-color="true"/>
    </style:style>
    <style:style style:name="T161" style:family="text">
      <style:text-properties fo:font-size="12.00pt" fo:font-weight="normal" fo:font-family="'Liberation Serif'" style:font-family-asian="'Liberation Serif'" style:font-family-complex="'Liberation Serif'" fo:background-color="transparent" style:use-window-font-color="true"/>
    </style:style>
    <style:style style:name="T162" style:family="text">
      <style:text-properties fo:font-size="11.00pt" fo:font-weight="normal" fo:font-family="Calibri" style:font-family-asian="Calibri" style:font-family-complex="Calibri" fo:background-color="transparent" style:use-window-font-color="true"/>
    </style:style>
    <style:style style:name="T163" style:family="text">
      <style:text-properties fo:font-size="12.00pt" fo:font-weight="bold" fo:font-family="'Liberation Serif'" style:font-family-asian="'Liberation Serif'" style:font-family-complex="'Liberation Serif'" fo:background-color="transparent" style:use-window-font-color="true"/>
    </style:style>
    <style:style style:name="T164" style:family="text">
      <style:text-properties fo:font-size="12.00pt" fo:font-weight="normal" fo:font-family="'Liberation Serif'" style:font-family-asian="'Liberation Serif'" style:font-family-complex="'Liberation Serif'" fo:background-color="transparent" style:use-window-font-color="true"/>
    </style:style>
    <style:style style:name="T165" style:family="text">
      <style:text-properties fo:font-size="11.00pt" fo:font-weight="normal" fo:font-family="Calibri" style:font-family-asian="Calibri" style:font-family-complex="Calibri" fo:background-color="transparent" style:use-window-font-color="true"/>
    </style:style>
    <style:style style:name="T166" style:family="text">
      <style:text-properties fo:font-size="12.00pt" fo:font-weight="bold" fo:font-family="'Liberation Serif'" style:font-family-asian="'Liberation Serif'" style:font-family-complex="'Liberation Serif'" fo:background-color="transparent" style:use-window-font-color="true"/>
    </style:style>
    <style:style style:name="T167" style:family="text">
      <style:text-properties fo:font-size="12.00pt" fo:font-weight="normal" fo:font-family="'Liberation Serif'" style:font-family-asian="'Liberation Serif'" style:font-family-complex="'Liberation Serif'" fo:background-color="transparent" style:use-window-font-color="true"/>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15.00pt" fo:font-weight="bold" fo:font-family="'Liberation Serif'" style:font-family-asian="'Liberation Serif'" style:font-family-complex="'Liberation Serif'" fo:background-color="transparent" style:use-window-font-color="true"/>
    </style:style>
    <style:style style:name="T170" style:family="text">
      <style:text-properties fo:font-size="11.00pt" fo:font-weight="normal" fo:font-family="Calibri" style:font-family-asian="Calibri" style:font-family-complex="Calibri" fo:background-color="transparent" style:use-window-font-color="true"/>
    </style:style>
    <style:style style:name="T171" style:family="text">
      <style:text-properties fo:font-size="12.00pt" fo:font-weight="normal" fo:font-family="'Liberation Serif'" style:font-family-asian="'Liberation Serif'" style:font-family-complex="'Liberation Serif'"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2.00pt" fo:font-weight="normal" fo:font-family="'Liberation Serif'" style:font-family-asian="'Liberation Serif'" style:font-family-complex="'Liberation Serif'"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2.00pt" fo:font-weight="normal" fo:font-family="'Liberation Serif'" style:font-family-asian="'Liberation Serif'" style:font-family-complex="'Liberation Serif'" fo:background-color="transparent" style:use-window-font-color="true"/>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2.00pt" fo:font-weight="normal" fo:font-family="'Liberation Serif'" style:font-family-asian="'Liberation Serif'" style:font-family-complex="'Liberation Serif'"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5.00pt" fo:font-weight="bold" fo:font-family="'Liberation Serif'" style:font-family-asian="'Liberation Serif'" style:font-family-complex="'Liberation Serif'"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2.00pt" fo:font-weight="bold" fo:font-family="'Liberation Serif'" style:font-family-asian="'Liberation Serif'" style:font-family-complex="'Liberation Serif'" fo:background-color="transparent" style:use-window-font-color="true"/>
    </style:style>
    <style:style style:name="T182" style:family="text">
      <style:text-properties fo:font-size="12.00pt" fo:font-weight="normal" fo:font-family="'Liberation Serif'" style:font-family-asian="'Liberation Serif'" style:font-family-complex="'Liberation Serif'" fo:background-color="transparent" style:use-window-font-color="true"/>
    </style:style>
    <style:style style:name="T183" style:family="text">
      <style:text-properties fo:font-size="12.00pt" fo:font-weight="normal" fo:font-family="'Liberation Serif'" style:font-family-asian="'Liberation Serif'" style:font-family-complex="'Liberation Serif'" fo:background-color="transparent" style:use-window-font-color="true"/>
    </style:style>
    <style:style style:name="T184" style:family="text">
      <style:text-properties fo:font-size="12.00pt" fo:font-weight="normal" fo:font-family="'Liberation Serif'" style:font-family-asian="'Liberation Serif'" style:font-family-complex="'Liberation Serif'"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2.00pt" fo:font-weight="bold" fo:font-family="'Liberation Serif'" style:font-family-asian="'Liberation Serif'" style:font-family-complex="'Liberation Serif'"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2.00pt" fo:font-weight="normal" fo:font-family="'Liberation Serif'" style:font-family-asian="'Liberation Serif'" style:font-family-complex="'Liberation Serif'" fo:background-color="transparent" style:use-window-font-color="true"/>
    </style:style>
    <style:style style:name="T189" style:family="text">
      <style:text-properties fo:font-size="11.00pt" fo:font-weight="normal" fo:font-family="Calibri" style:font-family-asian="Calibri" style:font-family-complex="Calibri" fo:background-color="transparent" style:use-window-font-color="true"/>
    </style:style>
    <style:style style:name="T190" style:family="text">
      <style:text-properties fo:font-size="12.00pt" fo:font-weight="normal" fo:font-family="'Liberation Serif'" style:font-family-asian="'Liberation Serif'" style:font-family-complex="'Liberation Serif'"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2.00pt" fo:font-weight="normal" fo:font-family="'Liberation Serif'" style:font-family-asian="'Liberation Serif'" style:font-family-complex="'Liberation Serif'"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fo:margin-bottom="7.00pt"/>
    </style:style>
    <style:style style:name="P3" style:family="paragraph">
      <style:paragraph-properties fo:line-height="120.00%" fo:text-align="left"/>
    </style:style>
    <style:style style:name="P4" style:family="paragraph">
      <style:paragraph-properties fo:line-height="100.00%" fo:text-align="left"/>
    </style:style>
    <style:style style:name="P5" style:family="paragraph">
      <style:paragraph-properties fo:line-height="100.00%" fo:text-align="left"/>
    </style:style>
    <style:style style:name="P6" style:family="paragraph">
      <style:paragraph-properties fo:line-height="100.00%" fo:text-align="left"/>
    </style:style>
    <style:style style:name="P7" style:family="paragraph">
      <style:paragraph-properties fo:line-height="100.00%" fo:text-align="left" fo:margin-bottom="7.00pt"/>
    </style:style>
    <style:style style:name="P8" style:family="paragraph">
      <style:paragraph-properties fo:line-height="120.00%" fo:text-align="left"/>
    </style:style>
    <style:style style:name="P9" style:family="paragraph">
      <style:paragraph-properties fo:line-height="100.00%" fo:text-align="left" fo:margin-bottom="7.00pt"/>
    </style:style>
    <style:style style:name="P10" style:family="paragraph">
      <style:paragraph-properties fo:line-height="100.00%" fo:text-align="left"/>
    </style:style>
    <style:style style:name="P11" style:family="paragraph">
      <style:paragraph-properties fo:line-height="100.00%" fo:text-align="left" fo:margin-bottom="7.00pt"/>
    </style:style>
    <style:style style:name="P12" style:family="paragraph">
      <style:paragraph-properties fo:line-height="120.00%" fo:text-align="left"/>
    </style:style>
    <style:style style:name="P13" style:family="paragraph">
      <style:paragraph-properties fo:line-height="100.00%" fo:text-align="left"/>
    </style:style>
    <style:style style:name="P14" style:family="paragraph">
      <style:paragraph-properties fo:line-height="120.00%" fo:text-align="left"/>
    </style:style>
    <style:style style:name="P15" style:family="paragraph">
      <style:paragraph-properties fo:line-height="100.00%" fo:text-align="left"/>
    </style:style>
  </office:automatic-styles>
  <office:body>
    <office:text>
      <text:p text:style-name="P1"><text:span text:style-name="T1">Redes de Computadoras</text:span></text:p>
      <text:p text:style-name="P1"><text:span text:style-name="T2"/></text:p>
      <text:p text:style-name="P1"><text:span text:style-name="T3">Proyecto integrador</text:span></text:p>
      <text:p text:style-name="P1"><text:span text:style-name="T4"/></text:p>
      <text:p text:style-name="P1"><text:span text:style-name="T5">Introducción:</text:span></text:p>
      <text:p text:style-name="P1"><text:span text:style-name="T6"/></text:p>
      <text:p text:style-name="P1"><text:span text:style-name="T7">Marco teórico:</text:span></text:p>
      <text:p text:style-name="P1"><text:span text:style-name="T8"/></text:p>
      <text:p text:style-name="P1"><text:span text:style-name="T9">CAPA FÍSICA</text:span></text:p>
      <text:p text:style-name="P1"><text:span text:style-name="T10">Es la capa más baja del modelo OSI. Se encarga de la transmisión y recepción de una secuencia no estructurada de bits sin procesar a través de un medio físico. Describe las interfaces eléctrica/óptica, mecánica y funcional al medio físico, y lleva las señales hacia el resto de las capas superiores.</text:span></text:p>
      <text:p text:style-name="P1"><text:span text:style-name="T10">Proporciona la codificación de datos, modifica el modelo de señal digital sencillo, 1s y 0s, que utiliza el equipo para acomodar mejor las características del medio físico y para ayudar a la sincronización entre bits y trama. Además, define la técnica de transmisión (ya sea analógica o digital).</text:span></text:p>
      <text:p text:style-name="P1"><text:span text:style-name="T11"/></text:p>
      <text:p text:style-name="P1"><text:span text:style-name="T12">CAPA DE ENLACE</text:span></text:p>
      <text:p text:style-name="P1"><text:span text:style-name="T13">Ofrece una transferencia sin errores de tramas de datos desde un nodo a otro a través de la capa física, permitiendo a las capas por encima asumir virtualmente la transmisión sin errores a través del vínculo. Para ello, la capa de vínculo de datos proporciona el establecimiento y finalización de vínculos, control del tráfico en tramas, secuenciación de tramas, confirmación de trama (detecta errores y se recupera de ellos), delimitación de trama, gestión de acceso a medios.</text:span></text:p>
      <text:p text:style-name="P1"><text:span text:style-name="T14"/></text:p>
      <text:p text:style-name="P1"><text:span text:style-name="T15">CAPA DE RED</text:span></text:p>
      <text:p text:style-name="P1"><text:span text:style-name="T16">La capa de red controla el funcionamiento de la subred, decidiendo qué ruta de acceso física deberían tomar los datos en función de las condiciones de la red, la prioridad de servicio y otros factores. Esta capa proporciona enrutamiento, control de tráfico de subred, fragmentación de tramas, asignación de direcciones lógico-físicas, contabilidad del uso de la subred.</text:span></text:p>
      <text:p text:style-name="P1"><text:span text:style-name="T16">El software de capa de red debe generar encabezados para que el software de capa de red que reside en los sistemas intermedios de subred pueda reconocerlos y utilizarlos para enrutar datos a la dirección de destino. A su vez contamos con un protocolo, 802.1Q que permita a múltiples redes compartir de forma transparente el mismo medio físico, sin problemas de interferencia entre ellas (Trunking). 802.1Q es también el nombre actual del estándar establecido en este proyecto y se usa para definir el protocolo de encapsulamiento usado para implementar este mecanismo en redes Ethernet. Todos los dispositivos de interconexión que soportan VLAN deben seguir la norma IEEE 802.1Q que especifica con detalle el funcionamiento y administración de redes virtuales.</text:span></text:p>
      <text:p text:style-name="P1"><text:span text:style-name="T16">Esta capa libera a las capas superiores de la necesidad de tener conocimientos sobre la transmisión de datos y las tecnologías de conmutación intermedias que se utilizan para conectar los sistemas de conmutación. Establece, mantiene y finaliza las conexiones entre las instalaciones de comunicación que intervienen (uno o varios sistemas intermedios en la subred de comunicación).</text:span></text:p>
      <text:p text:style-name="P1"><text:span text:style-name="T16">En la capa de red y las capas inferiores existen protocolos entre pares entre un nodo y su vecino inmediato, pero es posible que el vecino sea un nodo a través del cual se enrutan datos, no laestación de destino. Las estaciones de origen y de destino pueden estar separadas por muchos sistemas intermedios.</text:span></text:p>
      <text:p text:style-name="P1"><text:span text:style-name="T16">El resto de las capas del sistema OSI fueron documentadas en el práctico anterior con lo cual vamos a referirnos a él para extender este marco teórico.</text:span></text:p>
      <text:p text:style-name="P1"><text:span text:style-name="T17"/></text:p>
      <text:p text:style-name="P1"><text:span text:style-name="T17"/></text:p>
      <text:p text:style-name="P1"><text:span text:style-name="T18">Diseño de capas</text:span></text:p>
      <text:p text:style-name="P1"><text:span text:style-name="T19"/></text:p>
      <text:p text:style-name="P1"><text:span text:style-name="T20">●Diseño de capa física.</text:span></text:p>
      <text:p text:style-name="P1"><text:span text:style-name="T21">Para la conexión entre las tres provincias se establecieron conexiones punto a punto mediante fibra óptica con placas gigabyte Ethernet. Para la conexión y el cableado interno se utilizaron switchs y placas fast ethernet. Además se instalaron dispositivos de wifi en cada uno de los pisos de la empresa. La topología de cada una de las redes son, anillo entre routers e internamente estrella en Rosario, Corrientes y Mendoza.</text:span></text:p>
      <text:p text:style-name="P1"><text:span text:style-name="T22"/></text:p>
      <text:p text:style-name="P1"><text:span text:style-name="T23">●</text:span><text:span text:style-name="T24">Diseño capa de enlace y capa de red.</text:span></text:p>
      <text:p text:style-name="P1"><text:span text:style-name="T25">(Asignación de VLANs, 802.1q, etc.).(despliegue IP, ruteo, NAT, etc.).</text:span></text:p>
      <text:p text:style-name="P1"><text:span text:style-name="T25">Nuestra red se divide como ya sabemos en tres provincias. Empezaremos detallando los grandes bloques de redes para ir adentrándonos en las subredes creadas.</text:span></text:p>
      <text:p text:style-name="P1"><text:span text:style-name="T25">Las redes más pequeñas son las que unen las ciudades, estas redes punto a punto están conectadas como ya mencionamos con un enlace de fibra y dos routers uno en cada provincia.</text:span></text:p>
      <text:p text:style-name="P1"><text:span text:style-name="T25">Recordemos que cada una de estas redes tienen cuatro direcciones ip disponibles una de las cuales la usa para identificar la red y otra para el broadcast, con lo cual quedan dos hosts disponibles uno para cada router.</text:span></text:p>
      <text:p text:style-name="P1"><text:span text:style-name="T25">Para enmascarar la ip privada de la red y poder salir a internet con una ip pública lo que se hizo fue un NAT con una lista de ips permitidas para la salida. Este proceso se hizo en el router de Mendoza y salimos únicamente con la ip 200.23.11.40 pero utilizando distintos sockets para cada requerimiento de salida. Los servidores que tienen servicios con internet tienen sus ips definidas y se veran en la parte de hardware.</text:span></text:p>
      <text:p text:style-name="P1"><text:span text:style-name="T26"/></text:p>
      <text:p text:style-name="P1"><text:span text:style-name="T27">Descripción de servicios:</text:span></text:p>
      <text:p text:style-name="P1"><text:span text:style-name="T28"/></text:p>
      <text:p text:style-name="P1"><text:span text:style-name="T29">●</text:span><text:span text:style-name="T30">Descripción de servicio DNS.</text:span></text:p>
      <text:p text:style-name="P1"><text:span text:style-name="T31">En los servidores DNS se configuraron los registros necesarios para que todos los servicios requeridos estén activos y descentralizados.</text:span></text:p>
      <text:p text:style-name="P1"><text:span text:style-name="T31">El servidor principal se encuentra en Mendoza, en este se configuró un registro SOA con el nombre del servidor, y los tiempos necesarios para su actualización. Por otro lado también tuvimos que agregar los registros A Record para los servicios web y el servicio de mail.</text:span></text:p>
      <text:p text:style-name="P1"><text:span text:style-name="T31">También se configuro un servidor DNS externo que se encuentra en Mendoza para administrar los DNS de todo lo que sea externo a las redes de Roger.</text:span></text:p>
      <text:p text:style-name="P1"><text:span text:style-name="T32"/></text:p>
      <text:p text:style-name="P1"><text:span text:style-name="T33">●</text:span><text:span text:style-name="T34">Descripción del servicio DHCP.</text:span></text:p>
      <text:p text:style-name="P1"><text:span text:style-name="T35">Para el servicio de configuración dinámica de hosts decidimos usar 2 servidores de DHCP (Rosario y Corrientes) y especificamente en mendoza un router con DHCP. La ventaja de tener un servidor en cada edificio frente a tener uno solo centralizado es que ante cualquier inconveniente eléctrico que se produzca en el edificio donde se encuentre el servidor único, los otros edificios seguirán funcionando con su red sin que esto los afecte.</text:span></text:p>
      <text:p text:style-name="P1"><text:span text:style-name="T35">En Mendoza donde tenemos 4 vlans propusimos poner un solo servidor funcionando como relay o agente de transmisión.</text:span></text:p>
      <text:p text:style-name="P1"><text:span text:style-name="T36"/></text:p>
      <text:p text:style-name="P1"><text:span text:style-name="T37">●</text:span><text:span text:style-name="T38">Descripción de servicio de Mails:</text:span></text:p>
      <text:p text:style-name="P1"><text:span text:style-name="T39">Se crearon varios usuarios distribuidos en las 3 sedes de Roger para simular el funcionamiento de los mismos en todas las subredes disponibles. En la sede de Mendoza se usan los usuarios (administracionPiso1, administracionPiso2, administracionPiso7, administracionPiso10, gerenciaPiso1 y logisticaPiso2) . En la sede de Rosario se usan los usuarios(facturacionRosario y administracionRosario). En la sede de Corrientes se usa el usuario (AdministracionCorrientes).</text:span></text:p>
      <text:p text:style-name="P1"><text:span text:style-name="T39">Este servidor SMTP y POP3 está ubicado en la sede de Mendoza en un mismo equipo.</text:span></text:p>
      <text:p text:style-name="P1"><text:span text:style-name="T40"/></text:p>
      <text:p text:style-name="P1"><text:span text:style-name="T41">●Descripción de servicio web HTTP y HTTPS:</text:span></text:p>
      <text:p text:style-name="P1"><text:span text:style-name="T42">Para cubrir este aspecto se configuraron 2 servidores HTTP y 2 HTTPS todos ubicados en la sede de Mendoza.</text:span></text:p>
      <text:p text:style-name="P1"><text:span text:style-name="T43"/></text:p>
      <text:p text:style-name="P1"><text:span text:style-name="T44">●</text:span><text:span text:style-name="T45">Implementaciones pedientes, dificultades encontradas, etc:</text:span></text:p>
      <text:p text:style-name="P1"><text:span text:style-name="T46">Una de las mayores dificultades encontradas en este trabajo práctico fue cuando hice las VLANS de Buenos Aires, principalmente por una cuestión de orden nuestra en la que hicimos varias conexiones al mismo tiempo y no podíamos ubicar bien que parte de red correspondía con la VLAN que deseábamos. Otra dificultad fue por el emulador que no conseguía generar una conexión simple entre, por ejemplo, una PC y un Switch. Para solucionarlo tuvimos que reiniciar el emulador para que tome los nuevos cambios.</text:span></text:p>
      <text:p text:style-name="P1"><text:span text:style-name="T46">Otro de los problemas fue el hacer funcionar correctamente el NAT, los ejemplos con una sola dirección de IP son sencillos de resolver pero al tener un rango o una subred es un poco más complejo.</text:span></text:p>
      <text:p text:style-name="P1"><text:span text:style-name="T47"/></text:p>
      <text:p text:style-name="P1"><text:span text:style-name="T48">Detalles de Hardware (PC’s – Servers - Router - Switch)</text:span></text:p>
      <text:p text:style-name="P1"><text:span text:style-name="T49"/></text:p>
      <text:p text:style-name="P1"><text:span text:style-name="T50">MENDOZA:</text:span></text:p>
      <text:p text:style-name="P1"><text:span text:style-name="T51"/></text:p>
      <text:p text:style-name="P1"><text:span text:style-name="T52">VLAN 5 – Sistemas:</text:span></text:p>
      <text:p text:style-name="P1"><text:span text:style-name="T53"/></text:p>
      <text:p text:style-name="P1"><text:span text:style-name="T54">Servidores IP estática:</text:span></text:p>
      <text:p text:style-name="P1"><text:span text:style-name="T55">Nombre<text:tab/><text:tab/><text:tab/>IP Local<text:s text:c="9"/>– IP Pública<text:s text:c="4"/>– Máscara</text:span></text:p>
      <text:p text:style-name="P1"><text:span text:style-name="T56">LOCAL RESOLVER : <text:tab/>172.29.1.135 – 200.23.11.5<text:s text:c="2"/></text:span><text:span text:style-name="T57">–<text:s/></text:span><text:span text:style-name="T58">255.255.255.128</text:span></text:p>
      <text:p text:style-name="P1"><text:span text:style-name="T58">SRV-NS1 : <text:tab/><text:tab/><text:tab/>172.29.1.131 – 200.23.11.1<text:s text:c="2"/>– 255.255.255.128</text:span></text:p>
      <text:p text:style-name="P1"><text:span text:style-name="T58">SRV-NS2 : <text:tab/><text:tab/><text:tab/>172.29.1.132 – 200.23.11.2<text:s text:c="2"/>– 255.255.255.128</text:span></text:p>
      <text:p text:style-name="P1"><text:span text:style-name="T58">SRV-HTTP1 :<text:tab/><text:tab/>172.29.1.137 – 200.23.11.7<text:s text:c="2"/>– 255.255.255.128</text:span></text:p>
      <text:p text:style-name="P1"><text:span text:style-name="T58">SRV-HTTPS1 :<text:tab/><text:tab/>172.29.1.136 – 200.23.11.6<text:s text:c="2"/>– 255.255.255.128</text:span></text:p>
      <text:p text:style-name="P1"><text:span text:style-name="T58">SRV-MAIL : <text:tab/><text:tab/><text:tab/>172.29.1.133 – 200.23.11.3<text:s text:c="2"/>– 255.255.255.128</text:span></text:p>
      <text:p text:style-name="P1"><text:span text:style-name="T58">SRV-PLANIFNS1 :<text:tab/><text:tab/>172.29.1.138 – 200.23.11.8<text:s text:c="2"/>– 255.255.255.128</text:span></text:p>
      <text:p text:style-name="P1"><text:span text:style-name="T58">SRV-PLANIFNS2 :<text:tab/><text:tab/>172.29.1.139 – 200.23.11.9<text:s text:c="2"/>– 255.255.255.128</text:span></text:p>
      <text:p text:style-name="P1"><text:span text:style-name="T58">SRV-HTTP2 : <text:tab/><text:tab/>172.29.1.141 – 200.23.11.11– 255.255.255.128</text:span></text:p>
      <text:p text:style-name="P1"><text:span text:style-name="T58">SRV-HTTPS2 :<text:tab/><text:tab/>172.29.1.142 – 200.23.11.12– 255.255.255.128</text:span></text:p>
      <text:p text:style-name="P1"><text:span text:style-name="T58">SRV-NSEXTERIOR :<text:tab/>172.29.1.140 – 200.23.11.10– 255.255.255.128</text:span></text:p>
      <text:p text:style-name="P1"><text:span text:style-name="T59"/></text:p>
      <text:p text:style-name="P1"><text:span text:style-name="T60">Pc’s: Configuradas por DHCP.</text:span></text:p>
      <text:p text:style-name="P1"><text:span text:style-name="T61">PC-PT “Sistemas”</text:span></text:p>
      <text:p text:style-name="P1"><text:span text:style-name="T62"/></text:p>
      <text:p text:style-name="P1"><text:span text:style-name="T63">VLAN 2 -<text:s text:c="2"/>Administración:</text:span></text:p>
      <text:p text:style-name="P1"><text:span text:style-name="T64">PC-PT “Depto Contabilidad”</text:span></text:p>
      <text:p text:style-name="P1"><text:span text:style-name="T64">PC-PT “Depto Fact y Liquidaciones”</text:span></text:p>
      <text:p text:style-name="P1"><text:span text:style-name="T64">PC-PT “Depto RRHH”</text:span></text:p>
      <text:p text:style-name="P1"><text:span text:style-name="T64">PC-PT “Depto Compras”</text:span></text:p>
      <text:p text:style-name="P1"><text:span text:style-name="T64">PC-PT “Atención al público”</text:span></text:p>
      <text:p text:style-name="P1"><text:span text:style-name="T65"/></text:p>
      <text:p text:style-name="P1"><text:span text:style-name="T66">VLAN 3 – Logística:</text:span></text:p>
      <text:p text:style-name="P1"><text:span text:style-name="T67">PC-PT “Depto Refrigerados”</text:span></text:p>
      <text:p text:style-name="P1"><text:span text:style-name="T67">PC-PT “Depto Logística”</text:span></text:p>
      <text:p text:style-name="P1"><text:span text:style-name="T67">PC-PT “Depto Aduana”</text:span></text:p>
      <text:p text:style-name="P1"><text:span text:style-name="T67">PC-PT “Depto Mantenimiento”</text:span></text:p>
      <text:p text:style-name="P1"><text:span text:style-name="T68">VLAN 4 – Gerencia:</text:span></text:p>
      <text:p text:style-name="P1"><text:span text:style-name="T69">PC-PT “Depto Directorio”</text:span></text:p>
      <text:p text:style-name="P1"><text:span text:style-name="T69">PC-PT “Depto Gerencia”</text:span></text:p>
      <text:p text:style-name="P1"><text:span text:style-name="T69">PC-PT “Depto Marketing”</text:span></text:p>
      <text:p text:style-name="P1"><text:span text:style-name="T69">PC-PT “Sala Reunión”</text:span></text:p>
      <text:p text:style-name="P1"><text:span text:style-name="T69">PC-PT “Sum”</text:span></text:p>
      <text:p text:style-name="P1"><text:span text:style-name="T70"/></text:p>
      <text:p text:style-name="P1"><text:span text:style-name="T71">Router Mendoza:</text:span></text:p>
      <text:p text:style-name="P1"><text:span text:style-name="T72">Router-PT-Empty “Mendoza”</text:span></text:p>
      <text:p text:style-name="P1"><text:span text:style-name="T73"/></text:p>
      <text:p text:style-name="P1"><text:span text:style-name="T74">ip dhcp excluded-address 172.29.1.1</text:span></text:p>
      <text:p text:style-name="P1"><text:span text:style-name="T74">ip dhcp excluded-address 172.29.1.33</text:span></text:p>
      <text:p text:style-name="P1"><text:span text:style-name="T74">ip dhcp excluded-address 172.29.1.65</text:span></text:p>
      <text:p text:style-name="P1"><text:span text:style-name="T74">ip dhcp excluded-address 172.29.1.129</text:span></text:p>
      <text:p text:style-name="P1"><text:span text:style-name="T74">ip dhcp excluded-address 172.29.1.130</text:span></text:p>
      <text:p text:style-name="P1"><text:span text:style-name="T74">ip dhcp excluded-address 172.29.1.131</text:span></text:p>
      <text:p text:style-name="P1"><text:span text:style-name="T74">ip dhcp excluded-address 172.29.1.132</text:span></text:p>
      <text:p text:style-name="P1"><text:span text:style-name="T74">ip dhcp excluded-address 172.29.1.133</text:span></text:p>
      <text:p text:style-name="P1"><text:span text:style-name="T74">ip dhcp excluded-address 172.29.1.134</text:span></text:p>
      <text:p text:style-name="P1"><text:span text:style-name="T74">ip dhcp excluded-address 172.29.1.135</text:span></text:p>
      <text:p text:style-name="P1"><text:span text:style-name="T74">ip dhcp excluded-address 172.29.1.136</text:span></text:p>
      <text:p text:style-name="P1"><text:span text:style-name="T74">ip dhcp excluded-address 172.29.1.137</text:span></text:p>
      <text:p text:style-name="P1"><text:span text:style-name="T74">ip dhcp excluded-address 172.29.1.138</text:span></text:p>
      <text:p text:style-name="P1"><text:span text:style-name="T74">ip dhcp excluded-address 172.29.1.139</text:span></text:p>
      <text:p text:style-name="P1"><text:span text:style-name="T74">ip dhcp excluded-address 172.29.1.140</text:span></text:p>
      <text:p text:style-name="P1"><text:span text:style-name="T74">ip dhcp excluded-address 172.29.1.141</text:span></text:p>
      <text:p text:style-name="P1"><text:span text:style-name="T74">ip dhcp excluded-address 172.29.1.142</text:span></text:p>
      <text:p text:style-name="P1"><text:span text:style-name="T74">ip dhcp excluded-address 172.29.1.143</text:span></text:p>
      <text:p text:style-name="P1"><text:span text:style-name="T74">ip dhcp excluded-address 172.29.1.144</text:span></text:p>
      <text:p text:style-name="P1"><text:span text:style-name="T74">ip dhcp excluded-address 172.29.1.145</text:span></text:p>
      <text:p text:style-name="P1"><text:span text:style-name="T74">ip dhcp excluded-address 172.29.1.146</text:span></text:p>
      <text:p text:style-name="P1"><text:span text:style-name="T74">ip dhcp excluded-address 172.29.1.147</text:span></text:p>
      <text:p text:style-name="P1"><text:span text:style-name="T74">ip dhcp excluded-address 172.29.1.148</text:span></text:p>
      <text:p text:style-name="P1"><text:span text:style-name="T74">ip dhcp excluded-address 172.29.1.149</text:span></text:p>
      <text:p text:style-name="P1"><text:span text:style-name="T74">ip dhcp excluded-address 172.29.1.150</text:span></text:p>
      <text:p text:style-name="P1"><text:span text:style-name="T75"/></text:p>
      <text:p text:style-name="P1"><text:span text:style-name="T75"/></text:p>
      <text:p text:style-name="P1"><text:span text:style-name="T76">ip dhcp pool VLAN2</text:span></text:p>
      <text:p text:style-name="P1"><text:span text:style-name="T76">network 172.29.1.0 255.255.255.224</text:span></text:p>
      <text:p text:style-name="P1"><text:span text:style-name="T76">default-router 172.29.1.1</text:span></text:p>
      <text:p text:style-name="P1"><text:span text:style-name="T76">dns-server 172.29.1.135</text:span></text:p>
      <text:p text:style-name="P1"><text:span text:style-name="T76">ip dhcp pool VLAN3</text:span></text:p>
      <text:p text:style-name="P1"><text:span text:style-name="T76">network 172.29.1.32 255.255.255.224</text:span></text:p>
      <text:p text:style-name="P1"><text:span text:style-name="T76">default-router 172.29.1.33</text:span></text:p>
      <text:p text:style-name="P1"><text:span text:style-name="T76">dns-server 172.29.1.135</text:span></text:p>
      <text:p text:style-name="P1"><text:span text:style-name="T76">ip dhcp pool VLAN4</text:span></text:p>
      <text:p text:style-name="P1"><text:span text:style-name="T76">network 172.29.1.64 255.255.255.192</text:span></text:p>
      <text:p text:style-name="P1"><text:span text:style-name="T76">default-router 172.29.1.65</text:span></text:p>
      <text:p text:style-name="P1"><text:span text:style-name="T76">dns-server 172.29.1.135</text:span></text:p>
      <text:p text:style-name="P1"><text:span text:style-name="T76">ip dhcp pool VLAN5</text:span></text:p>
      <text:p text:style-name="P1"><text:span text:style-name="T76">network 172.29.1.128 255.255.255.128</text:span></text:p>
      <text:p text:style-name="P1"><text:span text:style-name="T76">default-router 172.29.1.129</text:span></text:p>
      <text:p text:style-name="P1"><text:span text:style-name="T76">dns-server 172.29.1.135</text:span></text:p>
      <text:p text:style-name="P1"><text:span text:style-name="T77"/></text:p>
      <text:p text:style-name="P1"><text:span text:style-name="T78">interface GigabitEthernet0/0</text:span></text:p>
      <text:p text:style-name="P1"><text:span text:style-name="T78">no ip address</text:span></text:p>
      <text:p text:style-name="P1"><text:span text:style-name="T79"/></text:p>
      <text:p text:style-name="P1"><text:span text:style-name="T80">interface GigabitEthernet0/0.2</text:span></text:p>
      <text:p text:style-name="P1"><text:span text:style-name="T80">encapsulation dot1Q 2</text:span></text:p>
      <text:p text:style-name="P1"><text:span text:style-name="T80">ip address 172.29.1.1 255.255.255.224</text:span></text:p>
      <text:p text:style-name="P1"><text:span text:style-name="T80">ip nat inside</text:span></text:p>
      <text:p text:style-name="P1"><text:span text:style-name="T81"/></text:p>
      <text:p text:style-name="P1"><text:span text:style-name="T82">interface GigabitEthernet0/0.3</text:span></text:p>
      <text:p text:style-name="P1"><text:span text:style-name="T82">encapsulation dot1Q 3</text:span></text:p>
      <text:p text:style-name="P1"><text:span text:style-name="T82">ip address 172.29.1.33 255.255.255.224</text:span></text:p>
      <text:p text:style-name="P1"><text:span text:style-name="T82">ip nat inside</text:span></text:p>
      <text:p text:style-name="P1"><text:span text:style-name="T83"/></text:p>
      <text:p text:style-name="P1"><text:span text:style-name="T84">interface GigabitEthernet0/0.4</text:span></text:p>
      <text:p text:style-name="P1"><text:span text:style-name="T84">encapsulation dot1Q 4</text:span></text:p>
      <text:p text:style-name="P1"><text:span text:style-name="T84">ip address 172.29.1.65 255.255.255.192</text:span></text:p>
      <text:p text:style-name="P1"><text:span text:style-name="T84">ip nat inside</text:span></text:p>
      <text:p text:style-name="P1"><text:span text:style-name="T85"/></text:p>
      <text:p text:style-name="P1"><text:span text:style-name="T86">interface GigabitEthernet0/0.5</text:span></text:p>
      <text:p text:style-name="P1"><text:span text:style-name="T86">encapsulation dot1Q 5</text:span></text:p>
      <text:p text:style-name="P1"><text:span text:style-name="T86">ip address 172.29.1.129 255.255.255.128</text:span></text:p>
      <text:p text:style-name="P1"><text:span text:style-name="T86">ip nat inside</text:span></text:p>
      <text:p text:style-name="P1"><text:span text:style-name="T87"/></text:p>
      <text:p text:style-name="P1"><text:span text:style-name="T88">interface GigabitEthernet1/0</text:span></text:p>
      <text:p text:style-name="P1"><text:span text:style-name="T88">ip address 205.32.130.2 255.255.255.252</text:span></text:p>
      <text:p text:style-name="P1"><text:span text:style-name="T88">ip nat outside</text:span></text:p>
      <text:p text:style-name="P1"><text:span text:style-name="T89"/></text:p>
      <text:p text:style-name="P1"><text:span text:style-name="T90">interface GigabitEthernet2/0</text:span></text:p>
      <text:p text:style-name="P1"><text:span text:style-name="T90">ip address 172.15.0.130 255.255.255.252</text:span></text:p>
      <text:p text:style-name="P1"><text:span text:style-name="T90">ip nat inside</text:span></text:p>
      <text:p text:style-name="P1"><text:span text:style-name="T91"/></text:p>
      <text:p text:style-name="P1"><text:span text:style-name="T92">router rip</text:span></text:p>
      <text:p text:style-name="P1"><text:span text:style-name="T93"/></text:p>
      <text:p text:style-name="P1"><text:span text:style-name="T94">ip nat pool roger 200.23.11.40 200.23.11.40 netmask 255.255.255.128</text:span></text:p>
      <text:p text:style-name="P1"><text:span text:style-name="T94">ip nat inside source list 1 pool roger overload</text:span></text:p>
      <text:p text:style-name="P1"><text:span text:style-name="T94">ip nat inside source static 172.29.1.137 200.23.11.7 </text:span></text:p>
      <text:p text:style-name="P1"><text:span text:style-name="T94">ip nat inside source static 172.29.1.136 200.23.11.6 </text:span></text:p>
      <text:p text:style-name="P1"><text:span text:style-name="T94">ip nat inside source static 172.29.1.133 200.23.11.3 </text:span></text:p>
      <text:p text:style-name="P1"><text:span text:style-name="T94">ip nat inside source static 172.29.1.141 200.23.11.11 </text:span></text:p>
      <text:p text:style-name="P1"><text:span text:style-name="T94">ip nat inside source static 172.29.1.142 200.23.11.12 </text:span></text:p>
      <text:p text:style-name="P1"><text:span text:style-name="T94">ip nat inside source static 172.29.1.140 200.23.11.10 </text:span></text:p>
      <text:p text:style-name="P1"><text:span text:style-name="T95"/></text:p>
      <text:p text:style-name="P1"><text:span text:style-name="T96">ip classless</text:span></text:p>
      <text:p text:style-name="P1"><text:span text:style-name="T96">ip route 172.15.0.0 255.255.255.192 172.15.0.129 </text:span></text:p>
      <text:p text:style-name="P1"><text:span text:style-name="T96">ip route 172.15.0.64 255.255.255.192 172.15.0.129 </text:span></text:p>
      <text:p text:style-name="P1"><text:span text:style-name="T96">ip route 64.223.190.0 255.255.255.0 205.32.130.1 </text:span></text:p>
      <text:p text:style-name="P1"><text:span text:style-name="T96">ip route 193.0.14.0 255.255.255.0 205.32.130.1 </text:span></text:p>
      <text:p text:style-name="P1"><text:span text:style-name="T96">ip route 200.108.145.0 255.255.255.0 205.32.130.1 </text:span></text:p>
      <text:p text:style-name="P1"><text:span text:style-name="T97"/></text:p>
      <text:p text:style-name="P1"><text:span text:style-name="T98">access-list 1 permit 172.29.1.0 0.0.0.127</text:span></text:p>
      <text:p text:style-name="P1"><text:span text:style-name="T98">access-list 1 permit 172.29.1.0 0.0.0.255</text:span></text:p>
      <text:p text:style-name="P1"><text:span text:style-name="T98">access-list 1 permit 172.15.0.0 0.0.0.255</text:span></text:p>
      <text:p text:style-name="P1"><text:span text:style-name="T99"/></text:p>
      <text:p text:style-name="P1"><text:span text:style-name="T99"/></text:p>
      <text:p text:style-name="P1"><text:span text:style-name="T100">Switchs:</text:span></text:p>
      <text:p text:style-name="P1"><text:span text:style-name="T101">Switch PT “Servidores”</text:span></text:p>
      <text:p text:style-name="P1"><text:span text:style-name="T101">Switch PT – Empty “Resolvers”</text:span></text:p>
      <text:p text:style-name="P1"><text:span text:style-name="T101">Switch PT “Piso 10”</text:span></text:p>
      <text:p text:style-name="P1"><text:span text:style-name="T101">Switch PT “Piso 7”</text:span></text:p>
      <text:p text:style-name="P1"><text:span text:style-name="T101">Switch PT “Piso 2”</text:span></text:p>
      <text:p text:style-name="P1"><text:span text:style-name="T101">Switch PT “Piso 1”</text:span></text:p>
      <text:p text:style-name="P1"><text:span text:style-name="T101">Switch PT “Principal”</text:span></text:p>
      <text:p text:style-name="P1"><text:span text:style-name="T102"/></text:p>
      <text:p text:style-name="P1"><text:span text:style-name="T103">Otros dispositivos:</text:span></text:p>
      <text:p text:style-name="P1"><text:span text:style-name="T104">AccessPoint-PT “AP-1” </text:span></text:p>
      <text:p text:style-name="P1"><text:span text:style-name="T104">Printer-PT “Printer 1”</text:span></text:p>
      <text:p text:style-name="P1"><text:span text:style-name="T104">AccessPoint-PT “AP-2”</text:span></text:p>
      <text:p text:style-name="P1"><text:span text:style-name="T104">Printer-PT “Printer 2”</text:span></text:p>
      <text:p text:style-name="P1"><text:span text:style-name="T104">SMARTPHONE-PT “Pla-Smart01”</text:span></text:p>
      <text:p text:style-name="P1"><text:span text:style-name="T104">Sniffer Sniffer0</text:span></text:p>
      <text:p text:style-name="P1"><text:span text:style-name="T105"/></text:p>
      <text:p text:style-name="P1"><text:span text:style-name="T105"/></text:p>
      <text:p text:style-name="P1"><text:span text:style-name="T106">ROSARIO:</text:span></text:p>
      <text:p text:style-name="P1"><text:span text:style-name="T107"/></text:p>
      <text:p text:style-name="P1"><text:span text:style-name="T108">Nombre<text:tab/><text:tab/><text:tab/></text:span><text:span text:style-name="T109">IP Local<text:tab/>– Máscara</text:span><text:span text:style-name="T110"/></text:p>
      <text:p text:style-name="P1"><text:span text:style-name="T111">SRV-DHCP01<text:tab/><text:tab/>172.15.0.1<text:tab/></text:span><text:span text:style-name="T112">– 255.255.255.192</text:span><text:span text:style-name="T113"/></text:p>
      <text:p text:style-name="P1"><text:span text:style-name="T114">PC-PT “ADM-PC01”<text:tab/>172.15.0.3<text:tab/>– 255.255.255.192</text:span></text:p>
      <text:p text:style-name="P1"><text:span text:style-name="T115"/></text:p>
      <text:p text:style-name="P1"><text:span text:style-name="T116">Pc’s: Configuradas por DHCP:</text:span><text:span text:style-name="T117"><text:s/>(Rango 172.15.0.10 - 172.15.0.62)</text:span><text:span text:style-name="T118"/></text:p>
      <text:p text:style-name="P1"><text:span text:style-name="T119">PC-PT “SUM-PC01”</text:span></text:p>
      <text:p text:style-name="P1"><text:span text:style-name="T119">PC-PT “COM-PC01”</text:span></text:p>
      <text:p text:style-name="P1"><text:span text:style-name="T119">PC-PT “TRA-PC01”</text:span></text:p>
      <text:p text:style-name="P1"><text:span text:style-name="T119">PC-PT “SRV-PC01”</text:span></text:p>
      <text:p text:style-name="P1"><text:span text:style-name="T120"/></text:p>
      <text:p text:style-name="P1"><text:span text:style-name="T120"/></text:p>
      <text:p text:style-name="P1"><text:span text:style-name="T121">Router Rosario:</text:span></text:p>
      <text:p text:style-name="P1"><text:span text:style-name="T122"/></text:p>
      <text:p text:style-name="P2"><text:span text:style-name="T123">interface GigabitEthernet1/0</text:span></text:p>
      <text:p text:style-name="P3"><text:span text:style-name="T123">ip address 172.15.0.133 255.255.255.252</text:span></text:p>
      <text:p text:style-name="P3"><text:span text:style-name="T124"/></text:p>
      <text:p text:style-name="P3"><text:span text:style-name="T125">interface GigabitEthernet2/0</text:span></text:p>
      <text:p text:style-name="P3"><text:span text:style-name="T125">ip address 172.15.0.129 255.255.255.252</text:span></text:p>
      <text:p text:style-name="P3"><text:span text:style-name="T126"/></text:p>
      <text:p text:style-name="P3"><text:span text:style-name="T127">interface GigabitEthernet3/0</text:span></text:p>
      <text:p text:style-name="P3"><text:span text:style-name="T127">ip address 172.15.0.1 255.255.255.192</text:span></text:p>
      <text:p text:style-name="P3"><text:span text:style-name="T128"/></text:p>
      <text:p text:style-name="P3"><text:span text:style-name="T129">ip classless</text:span></text:p>
      <text:p text:style-name="P3"><text:span text:style-name="T129">ip route 172.29.1.0 255.255.255.0 172.15.0.130 </text:span></text:p>
      <text:p text:style-name="P3"><text:span text:style-name="T129">ip route 172.15.0.64 255.255.255.192 172.15.0.134 </text:span></text:p>
      <text:p text:style-name="P3"><text:span text:style-name="T129">ip route 0.0.0.0 0.0.0.0 172.15.0.130 </text:span></text:p>
      <text:p text:style-name="P3"><text:span text:style-name="T130"/></text:p>
      <text:p text:style-name="P4"><text:span text:style-name="T131">Switchs:</text:span></text:p>
      <text:p text:style-name="P4"><text:span text:style-name="T132">2960-24TT “Switch0”</text:span></text:p>
      <text:p text:style-name="P4"><text:span text:style-name="T133"/></text:p>
      <text:p text:style-name="P4"><text:span text:style-name="T134">Otros dispositivos:</text:span></text:p>
      <text:p text:style-name="P4"><text:span text:style-name="T135">Sniffer Sniffer2</text:span></text:p>
      <text:p text:style-name="P4"><text:span text:style-name="T135">Printer-PT “COM-PRINTER01”</text:span></text:p>
      <text:p text:style-name="P4"><text:span text:style-name="T136"/></text:p>
      <text:p text:style-name="P4"><text:span text:style-name="T137">CORRIENTES:</text:span></text:p>
      <text:p text:style-name="P4"><text:span text:style-name="T138"/></text:p>
      <text:p text:style-name="P4"><text:span text:style-name="T139">Nombre<text:tab/><text:tab/><text:tab/>IP Local<text:tab/></text:span><text:span text:style-name="T140">– Máscara</text:span><text:span text:style-name="T141"><text:s/></text:span></text:p>
      <text:p text:style-name="P4"><text:span text:style-name="T142">SRV-DHCP02<text:tab/><text:tab/>172.15.0.66<text:tab/></text:span><text:span text:style-name="T143">–<text:s/></text:span><text:span text:style-name="T144">255.255.255.192</text:span><text:span text:style-name="T145"/></text:p>
      <text:p text:style-name="P4"><text:span text:style-name="T146">PC-PT “ADM-PC02”<text:tab/>172.15.0.67<text:tab/></text:span><text:span text:style-name="T147">–<text:s/></text:span><text:span text:style-name="T148">255.255.255.192</text:span></text:p>
      <text:p text:style-name="P4"><text:span text:style-name="T149"/></text:p>
      <text:p text:style-name="P5"><text:span text:style-name="T150">Pc’s: Configuradas por DHCP:<text:s/></text:span><text:span text:style-name="T151">(Rango 172.15.0.70 - 172.15.0.126)</text:span><text:span text:style-name="T152"/></text:p>
      <text:p text:style-name="P6"><text:span text:style-name="T153">PC-PT “SUM-PC02”</text:span></text:p>
      <text:p text:style-name="P6"><text:span text:style-name="T153">PC-PT “COM-PC02”</text:span></text:p>
      <text:p text:style-name="P6"><text:span text:style-name="T153">PC-PT “PUB-PC02”</text:span></text:p>
      <text:p text:style-name="P6"><text:span text:style-name="T153">PC-PT “SRV-PC02”</text:span></text:p>
      <text:p text:style-name="P6"><text:span text:style-name="T154"/></text:p>
      <text:p text:style-name="P6"><text:span text:style-name="T155">Router Corrientes:</text:span></text:p>
      <text:p text:style-name="P6"><text:span text:style-name="T156"/></text:p>
      <text:p text:style-name="P7"><text:span text:style-name="T157">interface GigabitEthernet1/0</text:span></text:p>
      <text:p text:style-name="P8"><text:span text:style-name="T157">ip address 172.15.0.134 255.255.255.252</text:span></text:p>
      <text:p text:style-name="P8"><text:span text:style-name="T158"/></text:p>
      <text:p text:style-name="P8"><text:span text:style-name="T159">interface GigabitEthernet2/0</text:span></text:p>
      <text:p text:style-name="P8"><text:span text:style-name="T159">ip address 172.15.0.65 255.255.255.192</text:span></text:p>
      <text:p text:style-name="P8"><text:span text:style-name="T160"/></text:p>
      <text:p text:style-name="P8"><text:span text:style-name="T161">ip classless</text:span></text:p>
      <text:p text:style-name="P8"><text:span text:style-name="T161">ip route 172.29.1.0 255.255.255.0 172.15.0.133 </text:span></text:p>
      <text:p text:style-name="P8"><text:span text:style-name="T161">ip route 172.15.0.0 255.255.255.192 172.15.0.133 </text:span></text:p>
      <text:p text:style-name="P8"><text:span text:style-name="T161">ip route 0.0.0.0 0.0.0.0 172.15.0.133 </text:span></text:p>
      <text:p text:style-name="P9"><text:span text:style-name="T162"/></text:p>
      <text:p text:style-name="P10"><text:span text:style-name="T163">Switchs:</text:span></text:p>
      <text:p text:style-name="P10"><text:span text:style-name="T164">Switch-PT “Switch5”</text:span></text:p>
      <text:p text:style-name="P10"><text:span text:style-name="T164">Switch-PT “Switch1”</text:span></text:p>
      <text:p text:style-name="P10"><text:span text:style-name="T164">Switch-PT “Switch2”</text:span></text:p>
      <text:p text:style-name="P10"><text:span text:style-name="T165"/></text:p>
      <text:p text:style-name="P10"><text:span text:style-name="T166">Otros dispositivos:</text:span></text:p>
      <text:p text:style-name="P10"><text:span text:style-name="T167">Sniffer Sniffer1</text:span></text:p>
      <text:p text:style-name="P10"><text:span text:style-name="T168"/></text:p>
      <text:p text:style-name="P10"><text:span text:style-name="T168"/></text:p>
      <text:p text:style-name="P10"><text:span text:style-name="T169">ISP ROUTER:</text:span></text:p>
      <text:p text:style-name="P10"><text:span text:style-name="T170"/></text:p>
      <text:p text:style-name="P11"><text:span text:style-name="T171">interface GigabitEthernet0/0</text:span></text:p>
      <text:p text:style-name="P12"><text:span text:style-name="T171">ip address 181.44.132.5 255.255.255.252</text:span></text:p>
      <text:p text:style-name="P12"><text:span text:style-name="T172"/></text:p>
      <text:p text:style-name="P12"><text:span text:style-name="T173">interface GigabitEthernet1/0</text:span></text:p>
      <text:p text:style-name="P12"><text:span text:style-name="T173">ip address 205.32.130.1 255.255.255.252</text:span></text:p>
      <text:p text:style-name="P12"><text:span text:style-name="T174"/></text:p>
      <text:p text:style-name="P12"><text:span text:style-name="T175">interface GigabitEthernet4/0</text:span></text:p>
      <text:p text:style-name="P12"><text:span text:style-name="T175">ip address 181.44.132.1 255.255.255.252</text:span></text:p>
      <text:p text:style-name="P12"><text:span text:style-name="T176"/></text:p>
      <text:p text:style-name="P12"><text:span text:style-name="T177">ip classless</text:span></text:p>
      <text:p text:style-name="P12"><text:span text:style-name="T177">ip route 64.223.190.0 255.255.255.0 181.44.132.6 </text:span></text:p>
      <text:p text:style-name="P12"><text:span text:style-name="T177">ip route 200.23.11.0 255.255.255.128 205.32.130.2 </text:span></text:p>
      <text:p text:style-name="P12"><text:span text:style-name="T177">ip route 193.0.14.0 255.255.255.0 181.44.132.2 </text:span></text:p>
      <text:p text:style-name="P12"><text:span text:style-name="T177">ip route 200.108.145.0 255.255.255.0 181.44.132.2 </text:span></text:p>
      <text:p text:style-name="P12"><text:span text:style-name="T177">ip route 170.210.5.0 255.255.255.0 181.44.132.2 </text:span></text:p>
      <text:p text:style-name="P13"><text:span text:style-name="T178"/></text:p>
      <text:p text:style-name="P13"><text:span text:style-name="T178"/></text:p>
      <text:p text:style-name="P13"><text:span text:style-name="T179">GOOGLE:</text:span></text:p>
      <text:p text:style-name="P13"><text:span text:style-name="T180"/></text:p>
      <text:p text:style-name="P13"><text:span text:style-name="T181">Nombre<text:tab/><text:tab/><text:tab/>IP Local<text:s text:c="9"/>– IP Pública</text:span></text:p>
      <text:p text:style-name="P13"><text:span text:style-name="T182">Google.com<text:tab/><text:tab/><text:tab/>172.15.0.66<text:tab/></text:span><text:span text:style-name="T183">–</text:span><text:span text:style-name="T184"><text:s/>64.223.190.105<text:tab/><text:s text:c="2"/><text:tab/></text:span></text:p>
      <text:p text:style-name="P13"><text:span text:style-name="T185"/></text:p>
      <text:p text:style-name="P13"><text:span text:style-name="T186">Router:</text:span></text:p>
      <text:p text:style-name="P13"><text:span text:style-name="T187"/></text:p>
      <text:p text:style-name="P14"><text:span text:style-name="T188">interface GigabitEthernet0/0</text:span></text:p>
      <text:p text:style-name="P14"><text:span text:style-name="T188">ip address 181.44.132.6 255.255.255.252</text:span></text:p>
      <text:p text:style-name="P14"><text:span text:style-name="T188">ip nat outside</text:span></text:p>
      <text:p text:style-name="P14"><text:span text:style-name="T189"/></text:p>
      <text:p text:style-name="P14"><text:span text:style-name="T190">interface GigabitEthernet1/0</text:span></text:p>
      <text:p text:style-name="P14"><text:span text:style-name="T190">ip address 192.168.0.1 255.255.255.0</text:span></text:p>
      <text:p text:style-name="P14"><text:span text:style-name="T190">ip nat inside</text:span></text:p>
      <text:p text:style-name="P14"><text:span text:style-name="T191"/></text:p>
      <text:p text:style-name="P14"><text:span text:style-name="T192">ip nat inside source static 192.168.0.2 64.223.190.105 </text:span></text:p>
      <text:p text:style-name="P14"><text:span text:style-name="T192">ip classless</text:span></text:p>
      <text:p text:style-name="P14"><text:span text:style-name="T192">ip route 0.0.0.0 0.0.0.0 181.44.132.5</text:span></text:p>
      <text:p text:style-name="P15"><text:span text:style-name="T193"/></text:p>
      <text:p text:style-name="P15"><text:span text:style-name="T19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